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officeooo:rsid="0019644e"/>
    </style:style>
    <style:style style:name="T2" style:family="text">
      <style:text-properties officeooo:rsid="001b2e22"/>
    </style:style>
    <style:style style:name="T3" style:family="text">
      <style:text-properties officeooo:rsid="001ccfc2"/>
    </style:style>
    <style:style style:name="T4" style:family="text">
      <style:text-properties officeooo:rsid="001fc358"/>
    </style:style>
    <style:style style:name="T5" style:family="text">
      <style:text-properties officeooo:rsid="001fdd49"/>
    </style:style>
    <style:style style:name="T6" style:family="text">
      <style:text-properties officeooo:rsid="002065d1"/>
    </style:style>
    <style:style style:name="T7" style:family="text">
      <style:text-properties officeooo:rsid="0023b1cc"/>
    </style:style>
    <style:style style:name="T8" style:family="text">
      <style:text-properties officeooo:rsid="002448e6"/>
    </style:style>
    <style:style style:name="T9" style:family="text">
      <style:text-properties officeooo:rsid="002773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User Workflow 1: <text:span text:style-name="Strong_20_Emphasis">Listing Available Rooms</text:span></text:h>
      <text:list text:style-name="L1">
        <text:list-item>
          <text:p text:style-name="P2">User selects "List Available Rooms" option.</text:p>
        </text:list-item>
        <text:list-item>
          <text:p text:style-name="P2">User specifies filters (price, date/time period, <text:span text:style-name="T1">with default location set to Budapest</text:span>) for the search.</text:p>
        </text:list-item>
        <text:list-item>
          <text:p text:style-name="P2">System <text:span text:style-name="T1">gets</text:span> and displays a list of available rooms based on the <text:span text:style-name="T2">selected</text:span> criteria.</text:p>
        </text:list-item>
        <text:list-item>
          <text:p text:style-name="P1">User can review the list and <text:span text:style-name="T3">choose it next steps.</text:span></text:p>
        </text:list-item>
      </text:list>
      <text:h text:style-name="Heading_20_3" text:outline-level="3">User Workflow 2: <text:span text:style-name="Strong_20_Emphasis">Booking a Room </text:span></text:h>
      <text:list text:style-name="L2">
        <text:list-item>
          <text:p text:style-name="P4">User selects "Booking" option.</text:p>
        </text:list-item>
        <text:list-item>
          <text:p text:style-name="P4">User specifies booking details (property, date/time period).</text:p>
        </text:list-item>
        <text:list-item>
          <text:p text:style-name="P4">System checks availability for the selected property during the specified period.</text:p>
        </text:list-item>
        <text:list-item>
          <text:p text:style-name="P3">If available, the system confirms the booking; if not, the user is prompted to choose different dates or properties.</text:p>
        </text:list-item>
      </text:list>
      <text:h text:style-name="Heading_20_3" text:outline-level="3">User Workflow 3: <text:span text:style-name="Strong_20_Emphasis">Cancelling a Reservation</text:span></text:h>
      <text:list text:style-name="L3">
        <text:list-item>
          <text:p text:style-name="P6">User selects "Cancel Reservation" option.</text:p>
        </text:list-item>
        <text:list-item>
          <text:p text:style-name="P6">User provides reservation details (booking ID or property details).</text:p>
        </text:list-item>
        <text:list-item>
          <text:p text:style-name="P5">System verifies the reservation and cancels it if it exists; otherwise, provides an error message, <text:span text:style-name="T6">mirrors it to stderr chanell</text:span>.</text:p>
        </text:list-item>
      </text:list>
      <text:h text:style-name="Heading_20_3" text:outline-level="3">User Workflow 4: <text:span text:style-name="Strong_20_Emphasis">Viewing Booking History for Properties</text:span></text:h>
      <text:list text:style-name="L4">
        <text:list-item>
          <text:p text:style-name="P8">User selects "Booking History" option.</text:p>
        </text:list-item>
        <text:list-item>
          <text:p text:style-name="P7">System displays a list of past bookings including date, period, and price.</text:p>
        </text:list-item>
      </text:list>
      <text:h text:style-name="Heading_20_3" text:outline-level="3">User Workflow 5: <text:span text:style-name="Strong_20_Emphasis">Printing Booking History for Properties</text:span></text:h>
      <text:list text:style-name="L5">
        <text:list-item>
          <text:p text:style-name="P10">User selects "Print Booking History" option.</text:p>
        </text:list-item>
        <text:list-item>
          <text:p text:style-name="P9">System prints the booking history to the console <text:span text:style-name="T5">stdout channel</text:span> in a readable format.</text:p>
        </text:list-item>
      </text:list>
      <text:h text:style-name="Heading_20_3" text:outline-level="3">User Workflow 6: <text:span text:style-name="Strong_20_Emphasis">Filtering Booking History for Properties</text:span></text:h>
      <text:list text:style-name="L6">
        <text:list-item>
          <text:p text:style-name="P12">User selects "Filter Booking History" option.</text:p>
        </text:list-item>
        <text:list-item>
          <text:p text:style-name="P12">User specifies filters (date, period, price) for the booking history.</text:p>
        </text:list-item>
        <text:list-item>
          <text:p text:style-name="P11">System displays a filtered list of past bookings based on the specified criteria.</text:p>
        </text:list-item>
      </text:list>
      <text:h text:style-name="Heading_20_3" text:outline-level="3">User Workflow 7: <text:span text:style-name="Strong_20_Emphasis">Making a Reservation with One-Day Minimum Period</text:span></text:h>
      <text:list text:style-name="L7">
        <text:list-item>
          <text:p text:style-name="P14">User selects "Booking" option.</text:p>
        </text:list-item>
        <text:list-item>
          <text:p text:style-name="P14">User specifies booking details (property, date/time period) with a minimum period of <text:span text:style-name="T9">time is </text:span>one day, <text:span text:style-name="T7">other</text:span><text:span text:style-name="T8">s</text:span><text:span text:style-name="T7"> </text:span><text:span text:style-name="T9">values lesser than one day </text:span><text:span text:style-name="T7">are not displayed</text:span>.</text:p>
        </text:list-item>
        <text:list-item>
          <text:p text:style-name="P14">System checks availability during the specified period.</text:p>
        </text:list-item>
        <text:list-item>
          <text:p text:style-name="P13">If available and meets the one-day minimum requirement, the system confirms the booking; if not, the user is prompted to choose different dates or propertie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44:37.613154105</meta:creation-date>
    <dc:date>2024-01-23T12:06:26.768051996</dc:date>
    <meta:editing-duration>PT21M43S</meta:editing-duration>
    <meta:editing-cycles>15</meta:editing-cycles>
    <meta:generator>LibreOffice/7.4.7.2$Linux_X86_64 LibreOffice_project/40$Build-2</meta:generator>
    <meta:document-statistic meta:table-count="0" meta:image-count="0" meta:object-count="0" meta:page-count="1" meta:paragraph-count="29" meta:word-count="321" meta:character-count="2024" meta:non-whitespace-character-count="1753"/>
  </office:meta>
</office:document-meta>
</file>